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h text:style-name="Heading_20_1" text:outline-level="1">📘 PostgreSQL High Availability (HA) Setup Proposal</text:h>
      <text:p text:style-name="Horizontal_20_Line"/>
      <text:h text:style-name="Heading_20_2" text:outline-level="2">1. <text:span text:style-name="Strong_20_Emphasis">Objective</text:span></text:h>
      <text:p text:style-name="Text_20_body">Deploy a <text:span text:style-name="Strong_20_Emphasis">Highly Available (HA) PostgreSQL cluster</text:span> that ensures minimal downtime, reliable data durability, secure backups, and seamless failover, supporting mission-critical applications with continuous availability.</text:p>
      <text:p text:style-name="Horizontal_20_Line"/>
      <text:h text:style-name="Heading_20_2" text:outline-level="2">2. <text:span text:style-name="Strong_20_Emphasis">Scope</text:span></text:h>
      <text:list text:style-name="L1">
        <text:list-item>
          <text:p text:style-name="P4">Design and implement a <text:span text:style-name="Strong_20_Emphasis">PostgreSQL HA cluster</text:span> with automated failover.</text:p>
        </text:list-item>
        <text:list-item>
          <text:p text:style-name="P4">Enable <text:span text:style-name="Strong_20_Emphasis">streaming replication</text:span> for redundancy and load distribution.</text:p>
        </text:list-item>
        <text:list-item>
          <text:p text:style-name="P4">Ensure <text:span text:style-name="Strong_20_Emphasis">backup and recovery mechanisms</text:span> for disaster scenarios.</text:p>
        </text:list-item>
        <text:list-item>
          <text:p text:style-name="P4">Provide <text:span text:style-name="Strong_20_Emphasis">monitoring, alerting, and documentation</text:span>.</text:p>
        </text:list-item>
      </text:list>
      <text:p text:style-name="Horizontal_20_Line"/>
      <text:h text:style-name="Heading_20_2" text:outline-level="2">3. <text:span text:style-name="Strong_20_Emphasis">Prerequisites</text:span></text:h>
      <text:h text:style-name="Heading_20_3" text:outline-level="3">🔧 <text:span text:style-name="Strong_20_Emphasis">Infrastructure</text:span></text:h>
      <text:list text:style-name="L2">
        <text:list-item>
          <text:p text:style-name="P5"><text:span text:style-name="Strong_20_Emphasis">Nodes</text:span>:</text:p>
          <text:list>
            <text:list-item>
              <text:p text:style-name="P5"><text:span text:style-name="Strong_20_Emphasis">Primary Node</text:span> (read/write)</text:p>
            </text:list-item>
            <text:list-item>
              <text:p text:style-name="P5"><text:span text:style-name="Strong_20_Emphasis">Standby Node(s)</text:span> (read-only, hot standby replication)</text:p>
            </text:list-item>
            <text:list-item>
              <text:p text:style-name="P5"><text:span text:style-name="Strong_20_Emphasis">Witness Node</text:span> (for quorum, if using Patroni or repmgr)</text:p>
            </text:list-item>
          </text:list>
        </text:list-item>
        <text:list-item>
          <text:p text:style-name="P5"><text:span text:style-name="Strong_20_Emphasis">Operating System</text:span>: Linux (Ubuntu 22.04 LTS or RHEL 9 recommended)</text:p>
        </text:list-item>
        <text:list-item>
          <text:p text:style-name="P5"><text:span text:style-name="Strong_20_Emphasis">Storage</text:span>: SSD storage, separate volumes for WAL logs and data</text:p>
        </text:list-item>
        <text:list-item>
          <text:p text:style-name="P5"><text:span text:style-name="Strong_20_Emphasis">Network</text:span>: Private, low-latency (&lt;5ms) links between nodes</text:p>
        </text:list-item>
        <text:list-item>
          <text:p text:style-name="P5"><text:span text:style-name="Strong_20_Emphasis">Load Balancer</text:span>: HAProxy or PgBouncer for connection routing</text:p>
        </text:list-item>
      </text:list>
      <text:h text:style-name="Heading_20_3" text:outline-level="3">📦 <text:span text:style-name="Strong_20_Emphasis">Software</text:span></text:h>
      <text:list text:style-name="L3">
        <text:list-item>
          <text:p text:style-name="P6">PostgreSQL (latest stable version, e.g., 16.x)</text:p>
        </text:list-item>
        <text:list-item>
          <text:p text:style-name="P6">Patroni (recommended for cluster management and failover)</text:p>
        </text:list-item>
        <text:list-item>
          <text:p text:style-name="P6">etcd/Consul (distributed consensus for Patroni)</text:p>
        </text:list-item>
        <text:list-item>
          <text:p text:style-name="P6"><text:soft-page-break/>pgBackRest or Barman (for backups and PITR)</text:p>
        </text:list-item>
        <text:list-item>
          <text:p text:style-name="P6">Prometheus + Grafana (for monitoring and alerting)</text:p>
        </text:list-item>
      </text:list>
      <text:h text:style-name="Heading_20_3" text:outline-level="3">🔐 <text:span text:style-name="Strong_20_Emphasis">Security</text:span></text:h>
      <text:list text:style-name="L4">
        <text:list-item>
          <text:p text:style-name="P7">TLS/SSL certificates for secure communication</text:p>
        </text:list-item>
        <text:list-item>
          <text:p text:style-name="P7">Role-based access control (RBAC) with least-privilege principle</text:p>
        </text:list-item>
        <text:list-item>
          <text:p text:style-name="P7">OS-level firewall to restrict DB access</text:p>
        </text:list-item>
        <text:list-item>
          <text:p text:style-name="P7">Secure password management (Vault/KMS integration)</text:p>
        </text:list-item>
      </text:list>
      <text:p text:style-name="Horizontal_20_Line"/>
      <text:h text:style-name="Heading_20_2" text:outline-level="2">4. <text:span text:style-name="Strong_20_Emphasis">Architecture Overview</text:span></text:h>
      <text:p text:style-name="Text_20_body"><text:span text:style-name="Strong_20_Emphasis">Components:</text:span></text:p>
      <text:list text:style-name="L5">
        <text:list-item>
          <text:p text:style-name="P8"><text:span text:style-name="Strong_20_Emphasis">Primary Node</text:span> → Handles all read/write queries</text:p>
        </text:list-item>
        <text:list-item>
          <text:p text:style-name="P8"><text:span text:style-name="Strong_20_Emphasis">Standby Node(s)</text:span> → Replicate from primary, available for read queries or failover</text:p>
        </text:list-item>
        <text:list-item>
          <text:p text:style-name="P8"><text:span text:style-name="Strong_20_Emphasis">Witness Node</text:span> → Ensures quorum, prevents split-brain scenarios</text:p>
        </text:list-item>
        <text:list-item>
          <text:p text:style-name="P8"><text:span text:style-name="Strong_20_Emphasis">HAProxy/PgBouncer</text:span> → Provides a single entry point, automatically routes to active primary</text:p>
        </text:list-item>
        <text:list-item>
          <text:p text:style-name="P8"><text:span text:style-name="Strong_20_Emphasis">Backup Storage</text:span> → pgBackRest/Barman for encrypted backups and PITR</text:p>
        </text:list-item>
        <text:list-item>
          <text:p text:style-name="P8"><text:span text:style-name="Strong_20_Emphasis">Monitoring Layer</text:span> → Prometheus + Grafana dashboards with alerts</text:p>
        </text:list-item>
      </text:list>
      <text:p text:style-name="Horizontal_20_Line"/>
      <text:h text:style-name="Heading_20_2" text:outline-level="2">5. <text:span text:style-name="Strong_20_Emphasis">Implementation Phases</text:span></text:h>
      <text:h text:style-name="Heading_20_3" text:outline-level="3">Phase 1: Preparation</text:h>
      <text:list text:style-name="L6">
        <text:list-item>
          <text:p text:style-name="P9">Provision servers and storage</text:p>
        </text:list-item>
        <text:list-item>
          <text:p text:style-name="P9">Configure network and firewall rules</text:p>
        </text:list-item>
        <text:list-item>
          <text:p text:style-name="P9">Install PostgreSQL and dependencies</text:p>
        </text:list-item>
      </text:list>
      <text:h text:style-name="Heading_20_3" text:outline-level="3">Phase 2: Cluster Setup</text:h>
      <text:list text:style-name="L7">
        <text:list-item>
          <text:p text:style-name="P10">Configure primary PostgreSQL instance</text:p>
        </text:list-item>
        <text:list-item>
          <text:p text:style-name="P10">Enable streaming replication to standby node(s)</text:p>
        </text:list-item>
        <text:list-item>
          <text:p text:style-name="P10">Install Patroni and configure with etcd/Consul</text:p>
        </text:list-item>
        <text:list-item>
          <text:p text:style-name="P10">Deploy HAProxy for client connections</text:p>
        </text:list-item>
      </text:list>
      <text:h text:style-name="Heading_20_3" text:outline-level="3">Phase 3: Security &amp; Backup</text:h>
      <text:list text:style-name="L8">
        <text:list-item>
          <text:p text:style-name="P11">Enable TLS for client-server communication</text:p>
        </text:list-item>
        <text:list-item>
          <text:p text:style-name="P11"><text:soft-page-break/>Implement RBAC for user access control</text:p>
        </text:list-item>
        <text:list-item>
          <text:p text:style-name="P11">Configure pgBackRest for daily backups and PITR</text:p>
        </text:list-item>
      </text:list>
      <text:h text:style-name="Heading_20_3" text:outline-level="3">Phase 4: Monitoring &amp; Failover Testing</text:h>
      <text:list text:style-name="L9">
        <text:list-item>
          <text:p text:style-name="P12">Enable <text:span text:style-name="Source_20_Text">pg_stat_statements</text:span> for performance analysis</text:p>
        </text:list-item>
        <text:list-item>
          <text:p text:style-name="P12">Integrate Prometheus + Grafana dashboards</text:p>
        </text:list-item>
        <text:list-item>
          <text:p text:style-name="P12">Simulate failover and validate automatic recovery</text:p>
        </text:list-item>
      </text:list>
      <text:h text:style-name="Heading_20_3" text:outline-level="3">Phase 5: Documentation &amp; Handover</text:h>
      <text:list text:style-name="L10">
        <text:list-item>
          <text:p text:style-name="P13">Runbook for DBAs and DevOps teams</text:p>
        </text:list-item>
        <text:list-item>
          <text:p text:style-name="P13">Failover and restore testing reports</text:p>
        </text:list-item>
        <text:list-item>
          <text:p text:style-name="P13">Final technical documentation</text:p>
        </text:list-item>
      </text:list>
      <text:p text:style-name="Horizontal_20_Line"/>
      <text:h text:style-name="Heading_20_2" text:outline-level="2">6. <text:span text:style-name="Strong_20_Emphasis">Risks &amp; Mitigations</text:span></text:h>
      <text:list text:style-name="L11">
        <text:list-item>
          <text:p text:style-name="P14"><text:span text:style-name="Strong_20_Emphasis">Split-brain due to network issues</text:span> → Use Patroni with quorum-based consensus</text:p>
        </text:list-item>
        <text:list-item>
          <text:p text:style-name="P14"><text:span text:style-name="Strong_20_Emphasis">Backup failure or corruption</text:span> → Regular restore tests and backup verification</text:p>
        </text:list-item>
        <text:list-item>
          <text:p text:style-name="P14"><text:span text:style-name="Strong_20_Emphasis">Load balancer misconfiguration</text:span> → Redundant HAProxy instances with health checks</text:p>
        </text:list-item>
      </text:list>
      <text:p text:style-name="Horizontal_20_Line"/>
      <text:h text:style-name="Heading_20_2" text:outline-level="2">7. <text:span text:style-name="Strong_20_Emphasis">Deliverables</text:span></text:h>
      <text:list text:style-name="L12">
        <text:list-item>
          <text:p text:style-name="P15">Fully functional PostgreSQL HA cluster</text:p>
        </text:list-item>
        <text:list-item>
          <text:p text:style-name="P15">Automated failover with Patroni + HAProxy</text:p>
        </text:list-item>
        <text:list-item>
          <text:p text:style-name="P15">Backup &amp; PITR recovery system with pgBackRest</text:p>
        </text:list-item>
        <text:list-item>
          <text:p text:style-name="P15">Monitoring dashboards (Prometheus + Grafana)</text:p>
        </text:list-item>
        <text:list-item>
          <text:p text:style-name="P15">Documentation: setup, operations, and disaster recovery procedures</text:p>
        </text:list-item>
      </text:list>
      <text:p text:style-name="Horizontal_20_Line"/>
      <text:h text:style-name="Heading_20_2" text:outline-level="2">8. <text:span text:style-name="Strong_20_Emphasis">Timeline &amp; Effort (Indicative)</text:span></text:h>
      <text:list text:style-name="L13">
        <text:list-item>
          <text:p text:style-name="P16">Preparation: <text:span text:style-name="Strong_20_Emphasis">1 week</text:span></text:p>
        </text:list-item>
        <text:list-item>
          <text:p text:style-name="P16">Cluster setup &amp; replication: <text:span text:style-name="Strong_20_Emphasis">2 weeks</text:span></text:p>
        </text:list-item>
        <text:list-item>
          <text:p text:style-name="P16">Security &amp; backup: <text:span text:style-name="Strong_20_Emphasis">1 week</text:span></text:p>
        </text:list-item>
        <text:list-item>
          <text:p text:style-name="P16">Monitoring &amp; testing: <text:span text:style-name="Strong_20_Emphasis">1 week</text:span></text:p>
        </text:list-item>
        <text:list-item>
          <text:p text:style-name="P16">Documentation &amp; handover: <text:span text:style-name="Strong_20_Emphasis">1 week</text:span></text:p>
        </text:list-item>
      </text:list>
      <text:p text:style-name="Text_20_body">➡️ <text:span text:style-name="Strong_20_Emphasis">Total: ~6 weeks</text:span></text:p>
      <text:p text:style-name="Horizontal_20_Line"><text:soft-page-break/></text:p>
      <text:h text:style-name="Heading_20_2" text:outline-level="2">9. <text:span text:style-name="Strong_20_Emphasis">Conceptual Architecture Diagram</text:span></text:h>
      <text:p text:style-name="P1"><text:span text:style-name="Source_20_Text"><text:s text:c="16"/>┌───────────────────┐</text:span></text:p>
      <text:p text:style-name="P2"><text:span text:style-name="Source_20_Text"><text:s text:c="16"/>│ <text:s text:c="2"/>Application(s) <text:s/>│</text:span></text:p>
      <text:p text:style-name="P2"><text:span text:style-name="Source_20_Text"><text:s text:c="16"/>└─────────┬─────────┘</text:span></text:p>
      <text:p text:style-name="P2"><text:span text:style-name="Source_20_Text"><text:s text:c="26"/>│</text:span></text:p>
      <text:p text:style-name="P2"><text:span text:style-name="Source_20_Text"><text:s text:c="19"/>┌──────┴───────┐</text:span></text:p>
      <text:p text:style-name="P2"><text:span text:style-name="Source_20_Text"><text:s text:c="19"/>│ <text:s text:c="2"/>HAProxy / <text:s/>│</text:span></text:p>
      <text:p text:style-name="P2"><text:span text:style-name="Source_20_Text"><text:s text:c="19"/>│ <text:s text:c="2"/>PgBouncer <text:s/>│</text:span></text:p>
      <text:p text:style-name="P2"><text:span text:style-name="Source_20_Text"><text:s text:c="19"/>└──────┬───────┘</text:span></text:p>
      <text:p text:style-name="P2"><text:span text:style-name="Source_20_Text"><text:s text:c="26"/>│</text:span></text:p>
      <text:p text:style-name="P2"><text:span text:style-name="Source_20_Text"><text:s text:c="10"/>┌───────────────┴─────────────────┐</text:span></text:p>
      <text:p text:style-name="P2"><text:span text:style-name="Source_20_Text"><text:s text:c="10"/>│ <text:s text:c="32"/>│</text:span></text:p>
      <text:p text:style-name="P2"><text:span text:style-name="Source_20_Text"><text:s text:c="2"/>┌───────▼────────┐ <text:s text:c="16"/>┌──────▼────────┐</text:span></text:p>
      <text:p text:style-name="P2"><text:span text:style-name="Source_20_Text"><text:s text:c="2"/>│ <text:s/>Primary Node <text:s/>│◄─ Streaming ────│ <text:s/>Standby Node │</text:span></text:p>
      <text:p text:style-name="P2"><text:span text:style-name="Source_20_Text"><text:s text:c="2"/>│ (Postgres RW) <text:s/>│ <text:s text:c="2"/>Replication <text:s text:c="2"/>│ (Postgres RO) │</text:span></text:p>
      <text:p text:style-name="P2"><text:span text:style-name="Source_20_Text"><text:s text:c="2"/>└───────┬────────┘ <text:s text:c="16"/>└──────┬────────┘</text:span></text:p>
      <text:p text:style-name="P2"><text:span text:style-name="Source_20_Text"><text:s text:c="10"/>│ <text:s text:c="32"/>│</text:span></text:p>
      <text:p text:style-name="P2"><text:span text:style-name="Source_20_Text"><text:s text:c="10"/>└───────────────┬─────────────────┘</text:span></text:p>
      <text:p text:style-name="P2"><text:span text:style-name="Source_20_Text"><text:s text:c="26"/>│</text:span></text:p>
      <text:p text:style-name="P2"><text:span text:style-name="Source_20_Text"><text:s text:c="17"/>┌────────▼─────────┐</text:span></text:p>
      <text:p text:style-name="P2"><text:span text:style-name="Source_20_Text"><text:s text:c="17"/>│ <text:s/>Witness Node <text:s text:c="3"/>│</text:span></text:p>
      <text:p text:style-name="P2"><text:span text:style-name="Source_20_Text"><text:s text:c="17"/>│ <text:s text:c="2"/>(etcd/Consul) <text:s/>│</text:span></text:p>
      <text:p text:style-name="P2"><text:span text:style-name="Source_20_Text"><text:s text:c="17"/>└──────────────────┘</text:span></text:p>
      <text:p text:style-name="P2"/>
      <text:p text:style-name="P2"><text:span text:style-name="Source_20_Text"><text:s text:c="16"/>┌───────────────────┐</text:span></text:p>
      <text:p text:style-name="P2"><text:span text:style-name="Source_20_Text"><text:s text:c="16"/>│ <text:s/>Backup Storage <text:s text:c="2"/>│</text:span></text:p>
      <text:p text:style-name="P2"><text:span text:style-name="Source_20_Text"><text:s text:c="16"/>│ pgBackRest/Barman │</text:span></text:p>
      <text:p text:style-name="P2"><text:span text:style-name="Source_20_Text"><text:s text:c="16"/>└───────────────────┘</text:span></text:p>
      <text:p text:style-name="P2"/>
      <text:p text:style-name="P2"><text:span text:style-name="Source_20_Text"><text:s text:c="16"/>┌───────────────────┐</text:span></text:p>
      <text:p text:style-name="P2"><text:span text:style-name="Source_20_Text"><text:s text:c="16"/>│ Monitoring Layer <text:s/>│</text:span></text:p>
      <text:p text:style-name="P2"><text:span text:style-name="Source_20_Text"><text:s text:c="16"/>│ Prometheus+Grafana│</text:span></text:p>
      <text:p text:style-name="P3"><text:span text:style-name="Source_20_Text"><text:s text:c="16"/>└───────────────────┘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8T17:45:23.667000000</meta:creation-date>
    <dc:date>2025-09-18T17:47:02.788000000</dc:date>
    <meta:editing-duration>PT1M39S</meta:editing-duration>
    <meta:editing-cycles>1</meta:editing-cycles>
    <meta:document-statistic meta:table-count="0" meta:image-count="0" meta:object-count="0" meta:page-count="4" meta:paragraph-count="107" meta:word-count="585" meta:character-count="4581" meta:non-whitespace-character-count="3589"/>
    <meta:generator>LibreOffice/24.2.4.2$Windows_X86_64 LibreOffice_project/51a6219feb6075d9a4c46691dcfe0cd9c4fff3c2</meta:generator>
  </office:meta>
</office:document-meta>
</file>